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70F000000FF00000167C79FB3521A502CD7.svg" manifest:media-type="image/svg+xml"/>
  <manifest:file-entry manifest:full-path="Pictures/10000001000000080000000AAC92D2807A9DCEC0.png" manifest:media-type="image/png"/>
  <manifest:file-entry manifest:full-path="Pictures/10000661000000C700000100DB2DA5EA91F0E86A.svg" manifest:media-type="image/svg+xml"/>
  <manifest:file-entry manifest:full-path="Pictures/100000010000000A0000000E494C0792360C518F.png" manifest:media-type="image/png"/>
  <manifest:file-entry manifest:full-path="Pictures/10000001000000110000000E401813C316513BB5.png" manifest:media-type="image/png"/>
  <manifest:file-entry manifest:full-path="Pictures/10000001000000110000000E8101DD716E71147D.png" manifest:media-type="image/png"/>
  <manifest:file-entry manifest:full-path="Pictures/100006DB000001C50000017A5FEC001D59589606.svg" manifest:media-type="image/svg+xml"/>
  <manifest:file-entry manifest:full-path="Pictures/10000001000000110000000E61A698468995DD38.png" manifest:media-type="image/png"/>
  <manifest:file-entry manifest:full-path="Pictures/10000883000001C50000017AFFB094845D6509AB.svg" manifest:media-type="image/svg+xml"/>
  <manifest:file-entry manifest:full-path="Pictures/100007F1000001C50000017AA0CEE80C6C298F6E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stroke="dash" draw:stroke-dash="Long_20_Dash" svg:stroke-width="0.081cm" svg:stroke-color="#ff0000" draw:marker-start-width="0.321cm" draw:marker-end-width="0.321cm" svg:stroke-linecap="butt" draw:fill="none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10.465cm" fo:min-width="5.77cm" fo:padding-top="0.165cm" fo:padding-bottom="0.165cm" fo:padding-left="0.29cm" fo:padding-right="0.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4.882cm" svg:height="2.51cm" draw:transform="skewX (-0.872839158922364) rotate (-1.41982534649739) translate (2.99730172958569cm -2.2822983513115cm)" svg:viewBox="0 0 4883 2511" svg:d="M0 2511c8440-1 3376-2511 3376-2511">
          <text:p/>
        </draw:path>
        <draw:line draw:style-name="gr1" draw:text-style-name="P1" draw:layer="layout" svg:x1="1.439cm" svg:y1="3.428cm" svg:x2="2.963cm" svg:y2="3.428cm">
          <text:p/>
        </draw:line>
        <draw:line draw:style-name="gr1" draw:text-style-name="P1" draw:layer="layout" svg:x1="1.134cm" svg:y1="2.192cm" svg:x2="3.267cm" svg:y2="2.192cm">
          <text:p/>
        </draw:line>
        <draw:frame draw:style-name="gr2" draw:text-style-name="P2" draw:layer="layout" svg:width="0.904cm" svg:height="0.754cm" svg:x="0cm" svg:y="3.175cm">
          <draw:image xlink:href="Pictures/100007F1000001C50000017AA0CEE80C6C298F6E.svg" xlink:type="simple" xlink:show="embed" xlink:actuate="onLoad" draw:mime-type="image/svg+xml">
            <text:p/>
          </draw:image>
          <draw:image xlink:href="Pictures/10000001000000110000000E61A698468995DD38.png" xlink:type="simple" xlink:show="embed" xlink:actuate="onLoad" draw:mime-type="image/png"/>
          <svg:title>TexMaths</svg:title>
          <svg:desc>20§display§\boldsymbol{\ket{0}}§svg§600§TRUE§</svg:desc>
        </draw:frame>
        <draw:frame draw:style-name="gr2" draw:text-style-name="P2" draw:layer="layout" svg:width="0.904cm" svg:height="0.754cm" svg:x="0cm" svg:y="1.893cm">
          <draw:image xlink:href="Pictures/100006DB000001C50000017A5FEC001D59589606.svg" xlink:type="simple" xlink:show="embed" xlink:actuate="onLoad" draw:mime-type="image/svg+xml">
            <text:p/>
          </draw:image>
          <draw:image xlink:href="Pictures/10000001000000110000000E8101DD716E71147D.png" xlink:type="simple" xlink:show="embed" xlink:actuate="onLoad" draw:mime-type="image/png"/>
          <svg:title>TexMaths</svg:title>
          <svg:desc>20§display§\boldsymbol{\ket{1}}§svg§600§TRUE§</svg:desc>
        </draw:frame>
        <draw:path draw:style-name="gr1" draw:text-style-name="P1" draw:layer="layout" svg:width="6.329cm" svg:height="2.646cm" draw:transform="skewX (-0.991521548057979) rotate (-1.44897234500569) translate (3.12581862837959cm 0.741355084699876cm)" svg:viewBox="0 0 6330 2647" svg:d="M0 2647c10947-4 4371-2647 4371-2647">
          <text:p/>
        </draw:path>
        <draw:line draw:style-name="gr1" draw:text-style-name="P1" draw:layer="layout" svg:x1="1.574cm" svg:y1="8.661cm" svg:x2="2.996cm" svg:y2="8.661cm">
          <text:p/>
        </draw:line>
        <draw:line draw:style-name="gr1" draw:text-style-name="P1" draw:layer="layout" svg:x1="1.295cm" svg:y1="7.366cm" svg:x2="3.327cm" svg:y2="7.366cm">
          <text:p/>
        </draw:line>
        <draw:line draw:style-name="gr1" draw:text-style-name="P1" draw:layer="layout" svg:x1="1.092cm" svg:y1="6.096cm" svg:x2="3.556cm" svg:y2="6.096cm">
          <text:p/>
        </draw:line>
        <draw:frame draw:style-name="gr2" draw:text-style-name="P2" draw:layer="layout" svg:width="0.904cm" svg:height="0.754cm" svg:x="0.025cm" svg:y="8.318cm">
          <draw:image xlink:href="Pictures/100007F1000001C50000017AA0CEE80C6C298F6E.svg" xlink:type="simple" xlink:show="embed" xlink:actuate="onLoad" draw:mime-type="image/svg+xml">
            <text:p/>
          </draw:image>
          <draw:image xlink:href="Pictures/10000001000000110000000E61A698468995DD38.png" xlink:type="simple" xlink:show="embed" xlink:actuate="onLoad" draw:mime-type="image/png"/>
          <svg:title>TexMaths</svg:title>
          <svg:desc>20§display§\boldsymbol{\ket{0}}§svg§600§TRUE§</svg:desc>
        </draw:frame>
        <draw:frame draw:style-name="gr2" draw:text-style-name="P2" draw:layer="layout" svg:width="0.904cm" svg:height="0.754cm" svg:x="0.025cm" svg:y="7.036cm">
          <draw:image xlink:href="Pictures/100006DB000001C50000017A5FEC001D59589606.svg" xlink:type="simple" xlink:show="embed" xlink:actuate="onLoad" draw:mime-type="image/svg+xml">
            <text:p/>
          </draw:image>
          <draw:image xlink:href="Pictures/10000001000000110000000E8101DD716E71147D.png" xlink:type="simple" xlink:show="embed" xlink:actuate="onLoad" draw:mime-type="image/png"/>
          <svg:title>TexMaths</svg:title>
          <svg:desc>20§display§\boldsymbol{\ket{1}}§svg§600§TRUE§</svg:desc>
        </draw:frame>
        <draw:frame draw:style-name="gr2" draw:text-style-name="P2" draw:layer="layout" svg:width="0.904cm" svg:height="0.754cm" svg:x="0.025cm" svg:y="5.715cm">
          <draw:image xlink:href="Pictures/10000883000001C50000017AFFB094845D6509AB.svg" xlink:type="simple" xlink:show="embed" xlink:actuate="onLoad" draw:mime-type="image/svg+xml">
            <text:p/>
          </draw:image>
          <draw:image xlink:href="Pictures/10000001000000110000000E401813C316513BB5.png" xlink:type="simple" xlink:show="embed" xlink:actuate="onLoad" draw:mime-type="image/png"/>
          <svg:title>TexMaths</svg:title>
          <svg:desc>20§display§\boldsymbol{\ket{2}}§svg§600§TRUE§</svg:desc>
        </draw:frame>
        <draw:line draw:style-name="gr3" draw:text-style-name="P1" draw:layer="layout" svg:x1="1.041cm" svg:y1="5.334cm" svg:x2="3.606cm" svg:y2="5.334cm">
          <text:p/>
        </draw:line>
        <draw:line draw:style-name="gr3" draw:text-style-name="P1" draw:layer="layout" svg:x1="1.041cm" svg:y1="1.27cm" svg:x2="3.454cm" svg:y2="1.27cm">
          <text:p/>
        </draw:line>
        <draw:custom-shape draw:style-name="gr4" draw:text-style-name="P3" draw:layer="layout" svg:width="6.35cm" svg:height="10.795cm" svg:x="6.388cm" svg:y="0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4.165cm" svg:y1="2.54cm" svg:x2="6.388cm" svg:y2="2.54cm">
          <text:p/>
        </draw:line>
        <draw:line draw:style-name="gr1" draw:text-style-name="P1" draw:layer="layout" svg:x1="4.165cm" svg:y1="7.303cm" svg:x2="6.388cm" svg:y2="7.303cm">
          <text:p/>
        </draw:line>
        <draw:line draw:style-name="gr1" draw:text-style-name="P1" draw:layer="layout" svg:x1="12.737cm" svg:y1="4.763cm" svg:x2="14.96cm" svg:y2="4.763cm">
          <text:p/>
        </draw:line>
        <draw:frame draw:style-name="gr2" draw:text-style-name="P2" draw:layer="layout" svg:width="2.376cm" svg:height="3.06cm" svg:x="8.419cm" svg:y="3.29cm">
          <draw:image xlink:href="Pictures/10000661000000C700000100DB2DA5EA91F0E86A.svg" xlink:type="simple" xlink:show="embed" xlink:actuate="onLoad" draw:mime-type="image/svg+xml">
            <text:p/>
          </draw:image>
          <draw:image xlink:href="Pictures/10000001000000080000000AAC92D2807A9DCEC0.png" xlink:type="simple" xlink:show="embed" xlink:actuate="onLoad" draw:mime-type="image/png"/>
          <svg:title>TexMaths</svg:title>
          <svg:desc>120§display§\mathcal{E}§svg§600§FALSE§</svg:desc>
        </draw:frame>
        <draw:frame draw:style-name="gr2" draw:text-style-name="P2" draw:layer="layout" svg:width="2.032cm" svg:height="2.864cm" svg:x="15.113cm" svg:y="3.169cm">
          <draw:image xlink:href="Pictures/1000070F000000FF00000167C79FB3521A502CD7.svg" xlink:type="simple" xlink:show="embed" xlink:actuate="onLoad" draw:mime-type="image/svg+xml">
            <text:p/>
          </draw:image>
          <draw:image xlink:href="Pictures/100000010000000A0000000E494C0792360C518F.png" xlink:type="simple" xlink:show="embed" xlink:actuate="onLoad" draw:mime-type="image/png"/>
          <svg:title>TexMaths</svg:title>
          <svg:desc>80§display§\rho'§svg§600§FALSE§</svg:desc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7.145cm" fo:page-height="10.79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7-24T17:05:17.932179908</meta:creation-date>
    <dc:date>2023-08-01T18:42:02.327584220</dc:date>
    <meta:editing-duration>P8DT54M41S</meta:editing-duration>
    <meta:editing-cycles>1</meta:editing-cycles>
    <meta:document-statistic meta:object-count="20"/>
    <meta:generator>LibreOffice/7.3.7.2$Linux_X86_64 LibreOffice_project/30$Build-2</meta:generator>
    <meta:user-defined meta:name="TexMathsIgnorePreamble">FALSE</meta:user-defined>
    <meta:user-defined meta:name="TexMathsPreamble">\usepackage{amsmath}§\usepackage{amssymb}§\usepackage[usenames]{color}§\usepackage{ifxetex}§\usepackage{ifluatex}§\usepackage{physics}§§% XeLaTeX compiler§\ifxetex§§    \usepackage{fontspec}§    \usepackage{unicode-math}§§    % Uncomment these lines for alternative fonts§    %\setmainfont{FreeSerif}§    %\setmathfont{FreeSerif}§§% LuaLaTeX compiler§\else\ifluatex§§    \usepackage{fontspec}§    \usepackage{lualatex-math}§§% LaTeX compiler§\else§§    % Uncomment this line for sans-serif maths font§    %\everymath{\mathsf{\xdef\mysf{\mathgroup\the\mathgroup\relax}}\mysf}§§\fi\fi§</meta:user-defined>
  </office:meta>
</office:document-meta>
</file>